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99e" officeooo:paragraph-rsid="001c299e"/>
    </style:style>
    <style:style style:name="P2" style:family="paragraph" style:parent-style-name="Standard">
      <style:text-properties fo:font-weight="bold" officeooo:rsid="001c299e" officeooo:paragraph-rsid="001c299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299e" officeooo:paragraph-rsid="001c299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d8e7d" officeooo:paragraph-rsid="001d8e7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c299e" officeooo:paragraph-rsid="001c299e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1c299e" officeooo:paragraph-rsid="001c299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8e7d" officeooo:paragraph-rsid="001d8e7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 04 – Construction of Symbol Table</text:p>
      <text:p text:style-name="P5"/>
      <text:p text:style-name="P1">Name: Pranamya G Kulal</text:p>
      <text:p text:style-name="P1">Class: CSE A1</text:p>
      <text:p text:style-name="P1">Reg no: 220905018</text:p>
      <text:p text:style-name="P1">Roll no: 8</text:p>
      <text:p text:style-name="P1"/>
      <text:p text:style-name="P2">Q1) Using getNextToken( ) implemented in Lab No 3, design a Lexical Analyser to implement the</text:p>
      <text:p text:style-name="P2">following symbol tables.</text:p>
      <text:p text:style-name="P2">a. local symbol table</text:p>
      <text:p text:style-name="P2">b. global symbol table</text:p>
      <text:p text:style-name="P2"/>
      <text:p text:style-name="P6">#include "la.h"</text:p>
      <text:p text:style-name="P6"/>
      <text:p text:style-name="P6">struct node {</text:p>
      <text:p text:style-name="P6"><text:s text:c="4"/>char lexeme[20];</text:p>
      <text:p text:style-name="P6"><text:s text:c="4"/>struct node* next;</text:p>
      <text:p text:style-name="P6">};</text:p>
      <text:p text:style-name="P6"/>
      <text:p text:style-name="P6">int cnt=1;</text:p>
      <text:p text:style-name="P6">struct entry {</text:p>
      <text:p text:style-name="P6"><text:s text:c="4"/>int index;</text:p>
      <text:p text:style-name="P6"><text:s text:c="4"/>char lexeme[20];</text:p>
      <text:p text:style-name="P6"><text:s text:c="4"/>char type[10]; <text:s/></text:p>
      <text:p text:style-name="P6"><text:s text:c="4"/>char dtype[10];</text:p>
      <text:p text:style-name="P6"><text:s text:c="4"/>int size;</text:p>
      <text:p text:style-name="P6">};</text:p>
      <text:p text:style-name="P6"/>
      <text:p text:style-name="P6">const char *Datatypes[] = {"int", "char", "float"};</text:p>
      <text:p text:style-name="P6">struct entry symbolTable[100];</text:p>
      <text:p text:style-name="P6">int entryCount = 0;</text:p>
      <text:p text:style-name="P6"/>
      <text:p text:style-name="P6">unsigned long hash(unsigned char *str) {</text:p>
      <text:p text:style-name="P6"><text:s text:c="4"/>unsigned long hash = 5381;</text:p>
      <text:p text:style-name="P6"><text:s text:c="4"/>int c;</text:p>
      <text:p text:style-name="P6"><text:s text:c="4"/>while ((c = *str++))</text:p>
      <text:p text:style-name="P6"><text:s text:c="8"/>hash = ((hash &lt;&lt; 5) + hash) + c;</text:p>
      <text:p text:style-name="P6"><text:s text:c="4"/>return (hash % 100);</text:p>
      <text:p text:style-name="P6">}</text:p>
      <text:p text:style-name="P6"/>
      <text:p text:style-name="P6">struct node* HashMap[100] = {NULL};</text:p>
      <text:p text:style-name="P6"/>
      <text:p text:style-name="P6">void insert(char* str) {</text:p>
      <text:p text:style-name="P6"><text:s text:c="4"/>int hashVal = hash(str);</text:p>
      <text:p text:style-name="P6"><text:s text:c="4"/>struct node* temp = (struct node*)malloc(sizeof(struct node));</text:p>
      <text:p text:style-name="P6"><text:s text:c="4"/>strcpy(temp-&gt;lexeme, str);</text:p>
      <text:p text:style-name="P6"><text:s text:c="4"/>temp-&gt;next = HashMap[hashVal];</text:p>
      <text:p text:style-name="P6"><text:s text:c="4"/>HashMap[hashVal] = temp;</text:p>
      <text:p text:style-name="P6">}</text:p>
      <text:p text:style-name="P6"/>
      <text:p text:style-name="P6">int search(char* str) {</text:p>
      <text:p text:style-name="P6"><text:soft-page-break/><text:s text:c="4"/>int hashVal = hash(str);</text:p>
      <text:p text:style-name="P6"><text:s text:c="4"/>struct node* temp = HashMap[hashVal];</text:p>
      <text:p text:style-name="P6"><text:s text:c="4"/>while (temp != NULL) {</text:p>
      <text:p text:style-name="P6"><text:s text:c="8"/>if (strcmp(temp-&gt;lexeme, str) == 0) {</text:p>
      <text:p text:style-name="P6"><text:s text:c="12"/>return 1;</text:p>
      <text:p text:style-name="P6"><text:s text:c="8"/>}</text:p>
      <text:p text:style-name="P6"><text:s text:c="8"/>temp = temp-&gt;next;</text:p>
      <text:p text:style-name="P6"><text:s text:c="4"/>}</text:p>
      <text:p text:style-name="P6"><text:s text:c="4"/>return 0;</text:p>
      <text:p text:style-name="P6">}</text:p>
      <text:p text:style-name="P6"/>
      <text:p text:style-name="P6">int retSize(const char* dtype) {</text:p>
      <text:p text:style-name="P6"><text:s text:c="4"/>if (strcmp(dtype, "int") == 0) return 4;</text:p>
      <text:p text:style-name="P6"><text:s text:c="4"/>if (strcmp(dtype, "char") == 0) return 1;</text:p>
      <text:p text:style-name="P6"><text:s text:c="4"/>if (strcmp(dtype, "float") == 0) return 4;</text:p>
      <text:p text:style-name="P6"><text:s text:c="4"/>if (strcmp(dtype, "FUNC") == 0) return -1;</text:p>
      <text:p text:style-name="P6"><text:s text:c="4"/>return 0;</text:p>
      <text:p text:style-name="P6">}</text:p>
      <text:p text:style-name="P6"/>
      <text:p text:style-name="P6">int isDtype(const char* str) {</text:p>
      <text:p text:style-name="P6"><text:s text:c="4"/>for (int i = 0; i &lt; sizeof(Datatypes) / sizeof(char*); i++) {</text:p>
      <text:p text:style-name="P6"><text:s text:c="8"/>if (strcmp(str, Datatypes[i]) == 0)</text:p>
      <text:p text:style-name="P6"><text:s text:c="12"/>return 1;</text:p>
      <text:p text:style-name="P6"><text:s text:c="4"/>}</text:p>
      <text:p text:style-name="P6"><text:s text:c="4"/>return 0;</text:p>
      <text:p text:style-name="P6">}</text:p>
      <text:p text:style-name="P6"/>
      <text:p text:style-name="P6">int main() {</text:p>
      <text:p text:style-name="P6"><text:s text:c="4"/>FILE* fin = fopen("sampleread.c", "r");</text:p>
      <text:p text:style-name="P6"><text:s text:c="4"/>if (!fin) {</text:p>
      <text:p text:style-name="P6"><text:s text:c="8"/>printf("Error! File cannot be opened!\n");</text:p>
      <text:p text:style-name="P6"><text:s text:c="8"/>return 0;</text:p>
      <text:p text:style-name="P6"><text:s text:c="4"/>}</text:p>
      <text:p text:style-name="P6"/>
      <text:p text:style-name="P6"><text:s text:c="4"/>struct token tkn;</text:p>
      <text:p text:style-name="P6"><text:s text:c="4"/>char currentDtype[10] = "Void";</text:p>
      <text:p text:style-name="P6"><text:s text:c="4"/>int i = 1;</text:p>
      <text:p text:style-name="P6"/>
      <text:p text:style-name="P6"><text:s text:c="4"/>while ((tkn = getNextToken(fin)).row != -1) {</text:p>
      <text:p text:style-name="P6"><text:s text:c="8"/>printf("%d. &lt;%s, %d, %d&gt;\n", cnt++, tkn.type, tkn.row, tkn.col);</text:p>
      <text:p text:style-name="P6"/>
      <text:p text:style-name="P6"><text:s text:c="8"/>struct entry tuple;</text:p>
      <text:p text:style-name="P6"><text:s text:c="8"/>tuple.index = i++;</text:p>
      <text:p text:style-name="P6"><text:s text:c="8"/>strcpy(tuple.lexeme, tkn.lexeme);</text:p>
      <text:p text:style-name="P6"><text:s text:c="8"/>strcpy(tuple.type, tkn.type);</text:p>
      <text:p text:style-name="P6"/>
      <text:p text:style-name="P6"><text:s text:c="8"/>if (strcmp(tkn.type, "Keyword") == 0 &amp;&amp; isDtype(tkn.lexeme)) {</text:p>
      <text:p text:style-name="P6"><text:s text:c="12"/>strcpy(currentDtype, tkn.lexeme); <text:s/></text:p>
      <text:p text:style-name="P6"><text:s text:c="12"/>strcpy(tuple.dtype, "Void"); </text:p>
      <text:p text:style-name="P6"><text:s text:c="12"/>tuple.size = 0;</text:p>
      <text:p text:style-name="P6"><text:s text:c="8"/>} else if (strcmp(tkn.type, "Identifier") == 0) {</text:p>
      <text:p text:style-name="P6"><text:s text:c="12"/>strcpy(tuple.dtype, currentDtype); </text:p>
      <text:p text:style-name="P6"><text:soft-page-break/><text:s text:c="12"/>tuple.size = retSize(currentDtype);</text:p>
      <text:p text:style-name="P6"><text:s text:c="8"/>} else {</text:p>
      <text:p text:style-name="P6"><text:s text:c="12"/>strcpy(tuple.dtype, "N/A");</text:p>
      <text:p text:style-name="P6"><text:s text:c="12"/>tuple.size = 0; </text:p>
      <text:p text:style-name="P6"><text:s text:c="8"/>}</text:p>
      <text:p text:style-name="P6"/>
      <text:p text:style-name="P6"><text:s text:c="8"/>if (search(tuple.lexeme) == 0) {</text:p>
      <text:p text:style-name="P6"><text:s text:c="12"/>symbolTable[entryCount++] = tuple;</text:p>
      <text:p text:style-name="P6"><text:s text:c="12"/>insert(tuple.lexeme);</text:p>
      <text:p text:style-name="P6"><text:s text:c="8"/>}</text:p>
      <text:p text:style-name="P6"/>
      <text:p text:style-name="P6"><text:s text:c="8"/>if (strcmp(tkn.lexeme, ";") == 0) {</text:p>
      <text:p text:style-name="P6"><text:s text:c="12"/>strcpy(currentDtype, "Void");</text:p>
      <text:p text:style-name="P6"><text:s text:c="8"/>}</text:p>
      <text:p text:style-name="P6"><text:s text:c="4"/>}</text:p>
      <text:p text:style-name="P6"/>
      <text:p text:style-name="P6"><text:s text:c="4"/>printf("\n\n\t\t\tSYMBOL TABLE\n\n");</text:p>
      <text:p text:style-name="P6"><text:s text:c="4"/>printf("Index, Lexeme, Type, Dtype, Size\n");</text:p>
      <text:p text:style-name="P6"><text:s text:c="4"/>for (int i = 0; i &lt; entryCount; i++) {</text:p>
      <text:p text:style-name="P6"><text:s text:c="8"/>printf("%d, %s, %s, %s, %d\n",</text:p>
      <text:p text:style-name="P6"><text:s text:c="15"/>symbolTable[i].index,</text:p>
      <text:p text:style-name="P6"><text:s text:c="15"/>symbolTable[i].lexeme,</text:p>
      <text:p text:style-name="P6"><text:s text:c="15"/>symbolTable[i].type,</text:p>
      <text:p text:style-name="P6"><text:s text:c="15"/>symbolTable[i].dtype,</text:p>
      <text:p text:style-name="P6"><text:s text:c="15"/>symbolTable[i].size);</text:p>
      <text:p text:style-name="P6"><text:s text:c="4"/>}</text:p>
      <text:p text:style-name="P6"/>
      <text:p text:style-name="P6"><text:s text:c="4"/>fclose(fin);</text:p>
      <text:p text:style-name="P6"><text:s text:c="4"/>return 0;</text:p>
      <text:p text:style-name="P6">}</text:p>
      <text:p text:style-name="P3"/>
      <text:p text:style-name="P4">Terminal output:</text:p>
      <text:p text:style-name="P7">CD_LAB_A1@debianpc-02:~/Desktop/220905018/Lab4$ gcc -o l4q1 l4q1.c</text:p>
      <text:p text:style-name="P7">CD_LAB_A1@debianpc-02:~/Desktop/220905018/Lab4$ ./l4q1</text:p>
      <text:p text:style-name="P7">1. &lt;Keyword, 1, 20&gt;</text:p>
      <text:p text:style-name="P7">2. &lt;Identifier, 1, 24&gt;</text:p>
      <text:p text:style-name="P7">3. &lt;(, 1, 28&gt;</text:p>
      <text:p text:style-name="P7">4. &lt;), 1, 29&gt;</text:p>
      <text:p text:style-name="P7">5. &lt;{, 1, 30&gt;</text:p>
      <text:p text:style-name="P7">6. &lt;Keyword, 1, 36&gt;</text:p>
      <text:p text:style-name="P7">7. &lt;Identifier, 1, 40&gt;</text:p>
      <text:p text:style-name="P7">8. &lt;=, 1, 44&gt;</text:p>
      <text:p text:style-name="P7">9. &lt;Number, 1, 46&gt;</text:p>
      <text:p text:style-name="P7">10. &lt;;, 1, 48&gt;</text:p>
      <text:p text:style-name="P7">11. &lt;Keyword, 1, 54&gt;</text:p>
      <text:p text:style-name="P7">12. &lt;(, 1, 56&gt;</text:p>
      <text:p text:style-name="P7">13. &lt;Identifier, 1, 57&gt;</text:p>
      <text:p text:style-name="P7">14. &lt;==, 1, 61&gt;</text:p>
      <text:p text:style-name="P7">15. &lt;Number, 1, 64&gt;</text:p>
      <text:p text:style-name="P7">16. &lt;), 1, 66&gt;</text:p>
      <text:p text:style-name="P7">17. &lt;Identifier, 1, 68&gt;</text:p>
      <text:p text:style-name="P7">18. &lt;(, 1, 74&gt;</text:p>
      <text:p text:style-name="P7"><text:soft-page-break/>19. &lt;StringLiteral, 1, 75&gt;</text:p>
      <text:p text:style-name="P7">20. &lt;), 1, 88&gt;</text:p>
      <text:p text:style-name="P7">21. &lt;;, 1, 89&gt;</text:p>
      <text:p text:style-name="P7">22. &lt;Keyword, 1, 95&gt;</text:p>
      <text:p text:style-name="P7">23. &lt;Keyword, 1, 100&gt;</text:p>
      <text:p text:style-name="P7">24. &lt;(, 1, 102&gt;</text:p>
      <text:p text:style-name="P7">25. &lt;Identifier, 1, 103&gt;</text:p>
      <text:p text:style-name="P7">26. &lt;&lt;=, 1, 107&gt;</text:p>
      <text:p text:style-name="P7">27. &lt;Number, 1, 110&gt;</text:p>
      <text:p text:style-name="P7">28. &lt;), 1, 112&gt;</text:p>
      <text:p text:style-name="P7">29. &lt;Identifier, 1, 114&gt;</text:p>
      <text:p text:style-name="P7">30. &lt;(, 1, 120&gt;</text:p>
      <text:p text:style-name="P7">31. &lt;StringLiteral, 1, 121&gt;</text:p>
      <text:p text:style-name="P7">32. &lt;), 1, 137&gt;</text:p>
      <text:p text:style-name="P7">33. &lt;;, 1, 138&gt;</text:p>
      <text:p text:style-name="P7">34. &lt;Keyword, 1, 144&gt;</text:p>
      <text:p text:style-name="P7">35. &lt;Number, 1, 151&gt;</text:p>
      <text:p text:style-name="P7">36. &lt;;, 1, 152&gt;</text:p>
      <text:p text:style-name="P7">37. &lt;}, 1, 154&gt;</text:p>
      <text:p text:style-name="P7"/>
      <text:p text:style-name="P7"/>
      <text:p text:style-name="P7"><text:s text:c="24"/>SYMBOL TABLE</text:p>
      <text:p text:style-name="P7"/>
      <text:p text:style-name="P7">Index, Lexeme, Type, Dtype, Size</text:p>
      <text:p text:style-name="P7">1, int, Keyword, Void, 0</text:p>
      <text:p text:style-name="P7">2, main, Identifierint, int, 4</text:p>
      <text:p text:style-name="P7">3, (, (, N/A, 0</text:p>
      <text:p text:style-name="P7">4, ), ), N/A, 0</text:p>
      <text:p text:style-name="P7">5, {, {, N/A, 0</text:p>
      <text:p text:style-name="P7">7, num, Identifierint, int, 4</text:p>
      <text:p text:style-name="P7">8, =, =, N/A, 0</text:p>
      <text:p text:style-name="P7">9, 18, Number, N/A, 0</text:p>
      <text:p text:style-name="P7">10, ;, ;, N/A, 0</text:p>
      <text:p text:style-name="P7">11, if, Keyword, N/A, 0</text:p>
      <text:p text:style-name="P7">17, printf, IdentifierVoid, Void, 0</text:p>
      <text:p text:style-name="P7">19, "age equals 18", StringLiteN/A, N/A, 0</text:p>
      <text:p text:style-name="P7">22, else, Keyword, N/A, 0</text:p>
      <text:p text:style-name="P7">26, &lt;, &lt;=, N/A, 0</text:p>
      <text:p text:style-name="P7">31, "age less than 18", StringLiteN/A, N/A, 0</text:p>
      <text:p text:style-name="P7">34, return, Keyword, N/A, 0</text:p>
      <text:p text:style-name="P7">35, 0, Number, N/A, 0</text:p>
      <text:p text:style-name="P7">37, }, }, N/A, 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39:48.792895891</meta:creation-date>
    <dc:date>2025-01-29T15:37:48.390819322</dc:date>
    <meta:editing-duration>PT57M59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4" meta:paragraph-count="172" meta:word-count="648" meta:character-count="4399" meta:non-whitespace-character-count="3332"/>
  </office:meta>
</office:document-meta>
</file>